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800080"/>
    </style:style>
    <style:style style:name="T4" style:family="text">
      <style:text-properties fo:color="#00677c" fo:font-weight="bold"/>
    </style:style>
    <style:style style:name="T5" style:family="text">
      <style:text-properties officeooo:rsid="0022bbda"/>
    </style:style>
    <style:style style:name="T6" style:family="text">
      <style:text-properties officeooo:rsid="00243d7b"/>
    </style:style>
    <style:style style:name="T7" style:family="text">
      <style:text-properties fo:color="#092e64"/>
    </style:style>
    <style:style style:name="T8" style:family="text">
      <style:text-properties officeooo:rsid="0025b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</text:p>
      <text:p text:style-name="P2">Louveau</text:p>
      <text:p text:style-name="P2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7">TP1 :</text:p>
      <text:p text:style-name="P1"/>
      <text:p text:style-name="P4">Question 1 :</text:p>
      <text:p text:style-name="P4"/>
      <text:p text:style-name="P3">La classe MainWidget sert à gérer les timers et les évènements souris ainsi qu’à appliquer les textures et les shaders.</text:p>
      <text:p text:style-name="P3"/>
      <text:p text:style-name="P3">La classe GeometryEngine sert à créer le cube et le tracer.</text:p>
      <text:p text:style-name="P3"/>
      <text:p text:style-name="P3"/>
      <text:p text:style-name="P5">Question 2 :</text:p>
      <text:p text:style-name="P3"/>
      <text:p text:style-name="P11"><text:span text:style-name="T1">void</text:span><text:span text:style-name="T2"> </text:span><text:span text:style-name="T3">GeometryEngine</text:span>::<text:span text:style-name="T4">initCubeGeometry</text:span>(<text:span text:style-name="T5">) :</text:span></text:p>
      <text:p text:style-name="P11"/>
      <text:p text:style-name="P12">Cette <text:span text:style-name="T6">fonction</text:span> cré<text:span text:style-name="T6">ée</text:span> les <text:span text:style-name="T6">sommets du cube et range dans un tableau les indices des sommets représentant les faces dans l’ordre dans lequel elle seront tracées, puis transfert les sommets vers VBO 0 et les indices vers VBO 1.</text:span></text:p>
      <text:p text:style-name="P12"/>
      <text:p text:style-name="P12"><text:span text:style-name="T1"/></text:p>
      <text:p text:style-name="P12"><text:span text:style-name="T1">void</text:span><text:span text:style-name="T2"> </text:span><text:span text:style-name="T3">GeometryEngine</text:span>::<text:span text:style-name="T4">drawCubeGeometry</text:span>(<text:span text:style-name="T3">QOpenGLShaderProgram</text:span><text:span text:style-name="T2"> </text:span>*<text:span text:style-name="T7">program</text:span>)</text:p>
      <text:p text:style-name="P8"/>
      <text:p text:style-name="P9">Cette fonction va récupérer la localisation des sommets puis des textures puis tracer les triangles à partir indice de sommet dans VBO 1.</text:p>
      <text:p text:style-name="P9"/>
      <text:p text:style-name="P9"/>
      <text:p text:style-name="P6">Question <text:span text:style-name="T8">3</text:span> :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09-28T12:30:40.304458120</dc:date>
    <meta:editing-duration>PT14M42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15" meta:word-count="124" meta:character-count="752" meta:non-whitespace-character-count="643"/>
  </office:meta>
</office:document-meta>
</file>